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Heading_20_1" style:master-page-name="Standard">
      <style:paragraph-properties style:page-number="auto"/>
      <style:text-properties officeooo:rsid="0029e99a"/>
    </style:style>
    <style:style style:name="P21" style:family="paragraph" style:parent-style-name="Heading_20_2">
      <style:text-properties officeooo:rsid="001fec2a"/>
    </style:style>
    <style:style style:name="P22" style:family="paragraph" style:parent-style-name="Heading_20_2">
      <style:paragraph-properties fo:break-before="page"/>
    </style:style>
    <style:style style:name="P23" style:family="paragraph" style:parent-style-name="Standard">
      <style:paragraph-properties fo:text-align="justify" style:justify-single-word="false"/>
      <style:text-properties officeooo:rsid="00266c70" officeooo:paragraph-rsid="00266c7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46531997978236" text:style-name="Outline">
        <text:list-item>
          <text:h text:style-name="P20" text:outline-level="1">API changes in JPPF 4.0</text:h>
          <text:list>
            <text:list-item>
              <text:h text:style-name="P21"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9669270"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javadoc/6.0/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javadoc/6.0/index.html?org/jppf/node/protocol/Task.html"><text:span text:style-name="T1">Task&lt;T&gt;</text:span></text:a><text:span text:style-name="T1"> interface and its concrete implementation </text:span><text:a xlink:type="simple" xlink:href="http://www.jppf.org/javadoc/6.0/index.html?org/jppf/node/protocol/AbstractTask.html"><text:span text:style-name="T1">AbstractTask&lt;T&gt;</text:span></text:a><text:span text:style-name="T1">, with </text:span><text:a xlink:type="simple" xlink:href="http://www.jppf.org/javadoc/6.0/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6.0/index.html?org/jppf/node/protocol/Task.html"><text:span text:style-name="T1">Task&lt;T&gt;</text:span></text:a><text:span text:style-name="T2">, with JPPF providing a generic abstract implementation </text:span><text:a xlink:type="simple" xlink:href="http://www.jppf.org/javadoc/6.0/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javadoc/6.0/index.html?org/jppf/node/protocol/AbstractTask.html"><text:span text:style-name="T1">AbstractTask&lt;T&gt;</text:span></text:a><text:span text:style-name="T2">, for consistency with the framework.</text:span></text:p>
      <text:list xml:id="list3966572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javadoc/6.0/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javadoc/6.0/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9679883"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9693133"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9664201"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9692538"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39680682"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9688769"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9678903"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968924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3389"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24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9686780"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966799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967143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9693875"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9693214"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3"/>
      <text:list xml:id="list39672265" text:continue-numbering="true" text:style-name="Outline">
        <text:list-item>
          <text:list>
            <text:list-item>
              <text:h text:style-name="P2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3-08T19:52:09.85</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